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3" table:number-rows-repeated="15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07">00/00/0000</text:date>, <text:time style:data-style-name="N2" text:time-value="19:37:58.7076128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07T19:38:30.926282016</dc:date>
    <meta:editing-duration>PT14H33M30S</meta:editing-duration>
    <meta:editing-cycles>424</meta:editing-cycles>
    <meta:document-statistic meta:table-count="1" meta:cell-count="2694" meta:object-count="0"/>
  </office:meta>
</office:document-meta>
</file>